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20.638cm" fo:margin-left="-1.789cm" table:align="left"/>
    </style:style>
    <style:style style:name="Tableau1.A" style:family="table-column">
      <style:table-column-properties style:column-width="6.332cm"/>
    </style:style>
    <style:style style:name="Tableau1.B" style:family="table-column">
      <style:table-column-properties style:column-width="6.773cm"/>
    </style:style>
    <style:style style:name="Tableau1.C" style:family="table-column">
      <style:table-column-properties style:column-width="7.532cm"/>
    </style:style>
    <style:style style:name="Tableau1.A1" style:family="table-cell">
      <style:table-cell-properties fo:padding="0.097cm" fo:border-left="0.5pt solid #000000" fo:border-right="none" fo:border-top="0.5pt solid #000000" fo:border-bottom="none"/>
    </style:style>
    <style:style style:name="Tableau1.C1" style:family="table-cell">
      <style:table-cell-properties fo:padding="0.097cm" fo:border-left="0.5pt solid #000000" fo:border-right="0.5pt solid #000000" fo:border-top="0.5pt solid #000000" fo:border-bottom="none"/>
    </style:style>
    <style:style style:name="Tableau1.A2" style:family="table-cell">
      <style:table-cell-properties fo:padding="0.097cm" fo:border-left="0.5pt solid #000000" fo:border-right="none" fo:border-top="none" fo:border-bottom="none"/>
    </style:style>
    <style:style style:name="Tableau1.C2" style:family="table-cell">
      <style:table-cell-properties fo:padding="0.097cm" fo:border-left="0.5pt solid #000000" fo:border-right="0.5pt solid #000000" fo:border-top="none" fo:border-bottom="none"/>
    </style:style>
    <style:style style:name="Tableau1.A12" style:family="table-cell">
      <style:table-cell-properties fo:padding="0.097cm" fo:border-left="0.5pt solid #000000" fo:border-right="none" fo:border-top="none" fo:border-bottom="0.5pt solid #000000"/>
    </style:style>
    <style:style style:name="Tableau1.C1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color="#c9211e" loext:opacity="100%" style:font-name="Arial" fo:font-size="14pt" style:text-underline-style="solid" style:text-underline-width="auto" style:text-underline-color="font-color" fo:font-weight="bold" officeooo:rsid="000abdff" officeooo:paragraph-rsid="000abdff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c9211e" loext:opacity="100%" style:font-name="Arial" fo:font-size="12pt" style:text-underline-style="none" fo:font-weight="normal" officeooo:rsid="000abdff" officeooo:paragraph-rsid="000abdff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c9211e" loext:opacity="100%" style:font-name="Arial" fo:font-size="12pt" style:text-underline-style="solid" style:text-underline-width="auto" style:text-underline-color="font-color" fo:font-weight="normal" officeooo:rsid="0025949d" officeooo:paragraph-rsid="0025949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c9211e" loext:opacity="100%" style:font-name="Arial" fo:font-size="13pt" style:text-underline-style="solid" style:text-underline-width="auto" style:text-underline-color="font-color" fo:font-weight="normal" officeooo:rsid="000abdff" officeooo:paragraph-rsid="000abdff" style:font-size-asian="13pt" style:font-weight-asian="normal" style:font-size-complex="13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Arial" fo:font-size="12pt" style:text-underline-style="none" fo:font-weight="normal" officeooo:rsid="000abdff" officeooo:paragraph-rsid="000abdff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font-name="Arial" fo:font-size="12pt" style:text-underline-style="none" fo:font-weight="normal" officeooo:rsid="0025949d" officeooo:paragraph-rsid="0025949d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font-name="Arial" fo:font-size="12pt" style:text-underline-style="none" fo:font-weight="normal" officeooo:rsid="0026a9cf" officeooo:paragraph-rsid="0026a9cf" style:font-size-asian="10.5pt" style:font-weight-asian="normal" style:font-size-complex="12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2pt" officeooo:rsid="000abdff" officeooo:paragraph-rsid="000abdff" style:font-size-asian="10.5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2pt" officeooo:rsid="000c8d4d" officeooo:paragraph-rsid="000c8d4d" style:font-size-asian="10.5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2pt" officeooo:rsid="000c8d4d" officeooo:paragraph-rsid="000e52f4" style:font-size-asian="10.5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2pt" officeooo:rsid="000c8d4d" officeooo:paragraph-rsid="0011344c" style:font-size-asian="10.5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2pt" officeooo:rsid="0012f928" officeooo:paragraph-rsid="0012f928" style:font-size-asian="10.5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2pt" officeooo:rsid="0011344c" officeooo:paragraph-rsid="0011344c" style:font-size-asian="10.5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2pt" officeooo:rsid="0015128e" officeooo:paragraph-rsid="0015128e" style:font-size-asian="10.5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2pt" officeooo:rsid="00163fa2" officeooo:paragraph-rsid="00163fa2" style:font-size-asian="10.5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2pt" officeooo:rsid="00177928" officeooo:paragraph-rsid="00177928" style:font-size-asian="10.5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2pt" officeooo:rsid="001a4030" officeooo:paragraph-rsid="001a4030" style:font-size-asian="10.5pt" style:font-size-complex="12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2pt" officeooo:rsid="001b918c" officeooo:paragraph-rsid="001b918c" style:font-size-asian="10.5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2pt" officeooo:rsid="001d0141" officeooo:paragraph-rsid="001d0141" style:font-size-asian="10.5pt" style:font-size-complex="12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2pt" officeooo:rsid="001ea1ca" officeooo:paragraph-rsid="001ea1ca" style:font-size-asian="10.5pt" style:font-size-complex="12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2pt" officeooo:rsid="001f1170" officeooo:paragraph-rsid="001f1170" style:font-size-asian="10.5pt" style:font-size-complex="12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2pt" officeooo:rsid="00211078" officeooo:paragraph-rsid="00211078" style:font-size-asian="10.5pt" style:font-size-complex="12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2pt" officeooo:rsid="00230fa4" officeooo:paragraph-rsid="00230fa4" style:font-size-asian="10.5pt" style:font-size-complex="12pt"/>
    </style:style>
    <style:style style:name="T1" style:family="text">
      <style:text-properties officeooo:rsid="000c8d4d"/>
    </style:style>
    <style:style style:name="T2" style:family="text">
      <style:text-properties officeooo:rsid="000e52f4"/>
    </style:style>
    <style:style style:name="T3" style:family="text">
      <style:text-properties officeooo:rsid="000f7973"/>
    </style:style>
    <style:style style:name="T4" style:family="text">
      <style:text-properties officeooo:rsid="0011344c"/>
    </style:style>
    <style:style style:name="T5" style:family="text">
      <style:text-properties officeooo:rsid="0012f928"/>
    </style:style>
    <style:style style:name="T6" style:family="text">
      <style:text-properties officeooo:rsid="00139b03"/>
    </style:style>
    <style:style style:name="T7" style:family="text">
      <style:text-properties officeooo:rsid="0015128e"/>
    </style:style>
    <style:style style:name="T8" style:family="text">
      <style:text-properties officeooo:rsid="00163fa2"/>
    </style:style>
    <style:style style:name="T9" style:family="text">
      <style:text-properties officeooo:rsid="00177928"/>
    </style:style>
    <style:style style:name="T10" style:family="text">
      <style:text-properties officeooo:rsid="00195754"/>
    </style:style>
    <style:style style:name="T11" style:family="text">
      <style:text-properties officeooo:rsid="001c038a"/>
    </style:style>
    <style:style style:name="T12" style:family="text">
      <style:text-properties officeooo:rsid="001f1170"/>
    </style:style>
    <style:style style:name="T13" style:family="text">
      <style:text-properties officeooo:rsid="00211078"/>
    </style:style>
    <style:style style:name="T14" style:family="text">
      <style:text-properties officeooo:rsid="00230fa4"/>
    </style:style>
    <style:style style:name="T15" style:family="text">
      <style:text-properties officeooo:rsid="0023c47a"/>
    </style:style>
    <style:style style:name="T16" style:family="text">
      <style:text-properties officeooo:rsid="0026a9cf"/>
    </style:style>
    <style:style style:name="T17" style:family="text">
      <style:text-properties officeooo:rsid="002b565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bjet d’étude 4</text:p>
      <text:p text:style-name="P1"/>
      <text:p text:style-name="P1"/>
      <text:p text:style-name="P2"/>
      <text:p text:style-name="P4">Lecture cursive : Stendhal, Le Rouge et Noir </text:p>
      <text:p text:style-name="P4"/>
      <text:p text:style-name="P5"/>
      <text:p text:style-name="P3">Introduction :</text:p>
      <text:p text:style-name="P6"/>
      <text:p text:style-name="P6">Le Rouge et le Noir par Stendhal en 1830, est un roman qui décrit la société de la Restauration à travers le parcours individuel de Julien. <text:span text:style-name="T16">Dans cette extrait Julien comparait pour avoir tiré sur son ancienne maîtresse Mme de Rénal qui a cherché à nuire à son ascension sociale. </text:span></text:p>
      <text:p text:style-name="P4"/>
      <text:p text:style-name="P5"><text:span text:style-name="T1">En quoi la</text:span> rhétorique transformé en révolte sublime ?</text:p>
      <text:p text:style-name="P5"/>
      <text:p text:style-name="P7">Plan :</text:p>
      <text:p text:style-name="P7"/>
      <text:p text:style-name="P7">- Ligne 1 à 9 : Julien s’autoaccuse</text:p>
      <text:p text:style-name="P7">- Ligne 9 à 16 : Dimension politique de sa prise de parole.</text:p>
      <text:p text:style-name="P7">- Ligne 17 à 23 : le retour au récit</text:p>
      <text:p text:style-name="P5"/>
      <text:p text:style-name="P5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Line2540792046912">
          <table:table-cell table:style-name="Tableau1.A1" office:value-type="string">
            <text:p text:style-name="P8">Monsieur les jurés, monsieur (répétition)</text:p>
          </table:table-cell>
          <table:table-cell table:style-name="Tableau1.A1" office:value-type="string">
            <text:p text:style-name="P8">Anaphore, outil de l’énonciation et de l’interpellation du destinataire</text:p>
          </table:table-cell>
          <table:table-cell table:style-name="Tableau1.C1" office:value-type="string">
            <text:p text:style-name="P9">Mot connoté judiciairement, situation de tribunal. Dimension théâtrale et il va devenir héroïque. Combat perdu d’avance, il est contre tout le monde.</text:p>
          </table:table-cell>
        </table:table-row>
        <table:table-row table:style-name="TableLine2540650847728">
          <table:table-cell table:style-name="Tableau1.A2" office:value-type="string">
            <text:p text:style-name="P9"><text:span text:style-name="T3">Phrase</text:span> 1 </text:p>
            <text:p text:style-name="P8"/>
          </table:table-cell>
          <table:table-cell table:style-name="Tableau1.A2" office:value-type="string">
            <text:p text:style-name="P9">Allitération en r</text:p>
          </table:table-cell>
          <table:table-cell table:style-name="Tableau1.C2" office:value-type="string">
            <text:p text:style-name="P10">Rébellion, il les insulte, Julien à horreur du mépris. <text:span text:style-name="T2">C’est un défi qu’il leur lance, une bravade</text:span></text:p>
            <text:p text:style-name="P11">Il annonce son propre verdique, le mot mort est répété 3 fois dans le texte. </text:p>
          </table:table-cell>
        </table:table-row>
        <table:table-row table:style-name="TableLine2540650843408">
          <table:table-cell table:style-name="Tableau1.A2" office:value-type="string">
            <text:p text:style-name="P9"/>
            <text:p text:style-name="P9"><text:span text:style-name="T4">Phrase</text:span> 2 </text:p>
          </table:table-cell>
          <table:table-cell table:style-name="Tableau1.A2" office:value-type="string">
            <text:p text:style-name="P12"/>
            <text:p text:style-name="P12">Ironie et antiphrase.</text:p>
            <text:p text:style-name="P12">Vouvoiement </text:p>
            <text:p text:style-name="P14">Périphrase</text:p>
          </table:table-cell>
          <table:table-cell table:style-name="Tableau1.C2" office:value-type="string">
            <text:p text:style-name="P9"/>
            <text:p text:style-name="P13">Un déclassé va prendre sa revanche. <text:span text:style-name="T5">La naissance et la classe sociale relève du hasard. Perspective sociologique.</text:span></text:p>
            <text:p text:style-name="P12">Énumération des classe sociales dans le texte. Combat sociologique. </text:p>
            <text:p text:style-name="P12">Société de classe fondé sur les préjugés de classe.</text:p>
            <text:p text:style-name="P12"/>
          </table:table-cell>
        </table:table-row>
        <table:table-row table:style-name="TableLine2540650858672">
          <table:table-cell table:style-name="Tableau1.A2" office:value-type="string">
            <text:p text:style-name="P9"/>
            <text:p text:style-name="P9">« <text:span text:style-name="T5">Je nous vous demande aucune grâce » </text:span><text:span text:style-name="T6">(phrase 3</text:span><text:span text:style-name="T7">)</text:span></text:p>
          </table:table-cell>
          <table:table-cell table:style-name="Tableau1.A2" office:value-type="string">
            <text:p text:style-name="P12"/>
            <text:p text:style-name="P14">Insistance sur aucune grâce.</text:p>
            <text:p text:style-name="P14"/>
          </table:table-cell>
          <table:table-cell table:style-name="Tableau1.C2" office:value-type="string">
            <text:p text:style-name="P9"/>
            <text:p text:style-name="P14">Il réclame sa mort. Coté rebelle et orgueilleuse.</text:p>
          </table:table-cell>
        </table:table-row>
        <table:table-row table:style-name="TableLine2540650848304">
          <table:table-cell table:style-name="Tableau1.A2" office:value-type="string">
            <text:p text:style-name="P9"/>
            <text:p text:style-name="P9">« <text:span text:style-name="T7">continua Julien en affermissant sa voix » </text:span><text:span text:style-name="T8">(phrase 3)</text:span></text:p>
          </table:table-cell>
          <table:table-cell table:style-name="Tableau1.A2" office:value-type="string">
            <text:p text:style-name="P12"/>
            <text:p text:style-name="P15">Fonction de didascalie.</text:p>
          </table:table-cell>
          <table:table-cell table:style-name="Tableau1.C2" office:value-type="string">
            <text:p text:style-name="P9"/>
            <text:p text:style-name="P15">Dimension théâtrale dans la scène et de la justice. </text:p>
          </table:table-cell>
        </table:table-row>
        <table:table-row table:style-name="TableLine2540650856944">
          <table:table-cell table:style-name="Tableau1.A2" office:value-type="string">
            <text:p text:style-name="P9"/>
            <text:p text:style-name="P15"><text:soft-page-break/>« la mort m’attend : elle sera juste » (Phrase <text:span text:style-name="T9">4</text:span>)</text:p>
          </table:table-cell>
          <table:table-cell table:style-name="Tableau1.A2" office:value-type="string">
            <text:p text:style-name="P12"/>
            <text:p text:style-name="P16"><text:soft-page-break/>Juxtaposition, position de COD, <text:span text:style-name="T10">présent d’énonciation, futur de certitude.</text:span></text:p>
          </table:table-cell>
          <table:table-cell table:style-name="Tableau1.C2" office:value-type="string">
            <text:p text:style-name="P9"/>
            <text:p text:style-name="P16"><text:soft-page-break/>Sa mort relève de la justice. Sa mort est juste et légitime. Il subit aussi la mort. <text:span text:style-name="T10">Il joue sur les statuts héros, victime….</text:span></text:p>
          </table:table-cell>
        </table:table-row>
        <table:table-row table:style-name="TableLine2540650857520">
          <table:table-cell table:style-name="Tableau1.A2" office:value-type="string">
            <text:p text:style-name="P9"/>
            <text:p text:style-name="P17">Phrase 5</text:p>
          </table:table-cell>
          <table:table-cell table:style-name="Tableau1.A2" office:value-type="string">
            <text:p text:style-name="P12"/>
            <text:p text:style-name="P17">Changement temporelle, analepse.</text:p>
            <text:p text:style-name="P18">Éloge de la femme aimée (adjectif, comparatif</text:p>
          </table:table-cell>
          <table:table-cell table:style-name="Tableau1.C2" office:value-type="string">
            <text:p text:style-name="P9"/>
            <text:p text:style-name="P18">Retour <text:span text:style-name="T17">1 </text:span>an arrière, il ré expose les faits. Il accentue ses actes.</text:p>
          </table:table-cell>
        </table:table-row>
        <table:table-row table:style-name="TableLine2540650845136">
          <table:table-cell table:style-name="Tableau1.A2" office:value-type="string">
            <text:p text:style-name="P9"/>
            <text:p text:style-name="P18">Phrase 6</text:p>
          </table:table-cell>
          <table:table-cell table:style-name="Tableau1.A2" office:value-type="string">
            <text:p text:style-name="P12"/>
            <text:p text:style-name="P18">Portrait négatif, aggravation du crime.</text:p>
          </table:table-cell>
          <table:table-cell table:style-name="Tableau1.C2" office:value-type="string">
            <text:p text:style-name="P9"/>
            <text:p text:style-name="P18">Il transforme Madame de Rénal en figure maternel, aggravation du crime en matricide. <text:span text:style-name="T11">Accentuation de son crime avec la préméditation.</text:span></text:p>
          </table:table-cell>
        </table:table-row>
        <table:table-row table:style-name="TableLine2540650848880">
          <table:table-cell table:style-name="Tableau1.A2" office:value-type="string">
            <text:p text:style-name="P9"/>
            <text:p text:style-name="P19">Phrase 7</text:p>
          </table:table-cell>
          <table:table-cell table:style-name="Tableau1.A2" office:value-type="string">
            <text:p text:style-name="P12"/>
            <text:p text:style-name="P19">Ironie </text:p>
          </table:table-cell>
          <table:table-cell table:style-name="Tableau1.C2" office:value-type="string">
            <text:p text:style-name="P9"/>
            <text:p text:style-name="P19">Mépris envers les jurés.</text:p>
          </table:table-cell>
        </table:table-row>
        <table:table-row table:style-name="TableLine2540650849168">
          <table:table-cell table:style-name="Tableau1.A2" office:value-type="string">
            <text:p text:style-name="P9"/>
            <text:p text:style-name="P20">Phrase 8 <text:span text:style-name="T12">(ligne </text:span><text:span text:style-name="T14">14</text:span><text:span text:style-name="T12"> à la fin du paragraphe </text:span><text:span text:style-name="T14">ligne 16</text:span><text:span text:style-name="T12">).</text:span></text:p>
            <text:p text:style-name="P20">« <text:span text:style-name="T13">ma jeunesse »</text:span></text:p>
            <text:p text:style-name="P20">« <text:span text:style-name="T13">voilà mon crime »</text:span></text:p>
          </table:table-cell>
          <table:table-cell table:style-name="Tableau1.A2" office:value-type="string">
            <text:p text:style-name="P12"/>
            <text:p text:style-name="P21">Opposition des champs lexicaux (classe social, etc.).</text:p>
            <text:p text:style-name="P22">Antithèse de classe sociale.</text:p>
          </table:table-cell>
          <table:table-cell table:style-name="Tableau1.C2" office:value-type="string">
            <text:p text:style-name="P9"/>
            <text:p text:style-name="P20">Il fait un cours de sociologie sur les classes sociales. Il fait l’hypothèse de sa non culpabilité. C’est une argumentation. C’est une justice de classe.</text:p>
            <text:p text:style-name="P21">Julien ne veut plus parler de sa jeunesse. Mise en accusation des juges qui manques de compassion. Ce qui lui est reproché à Julien c’est son origine sociale.</text:p>
            <text:p text:style-name="P21">Julien dépasse son cas perso et il accuse les accusateurs. <text:span text:style-name="T13">Ce texte est argumentatif, c’est une justice de classe. </text:span></text:p>
            <text:p text:style-name="P21"/>
            <text:p text:style-name="P21"/>
          </table:table-cell>
        </table:table-row>
        <table:table-row table:style-name="TableLine2540650854064">
          <table:table-cell table:style-name="Tableau1.A2" office:value-type="string">
            <text:p text:style-name="P9"/>
            <text:p text:style-name="P23">Phrase 9</text:p>
          </table:table-cell>
          <table:table-cell table:style-name="Tableau1.A2" office:value-type="string">
            <text:p text:style-name="P12"/>
          </table:table-cell>
          <table:table-cell table:style-name="Tableau1.C2" office:value-type="string">
            <text:p text:style-name="P9"/>
            <text:p text:style-name="P23">Retour au récit et à la narration. Le narrateur atteste la sincérité du personnage.</text:p>
          </table:table-cell>
        </table:table-row>
        <table:table-row table:style-name="TableLine2540650850608">
          <table:table-cell table:style-name="Tableau1.A12" office:value-type="string">
            <text:p text:style-name="P9"/>
            <text:p text:style-name="P23">Phrase 10 <text:span text:style-name="T15">et 11</text:span></text:p>
          </table:table-cell>
          <table:table-cell table:style-name="Tableau1.A12" office:value-type="string">
            <text:p text:style-name="P12"/>
            <text:p text:style-name="P23"/>
          </table:table-cell>
          <table:table-cell table:style-name="Tableau1.C12" office:value-type="string">
            <text:p text:style-name="P9"/>
            <text:p text:style-name="P23">Dénonciation par le narrateur et soutient à Julien. Dénonciation d’une justice corrompue. <text:span text:style-name="T15">Il provoque les juges et il émeu les femmes. Il persuade et il convint.</text:span></text:p>
          </table:table-cell>
        </table:table-row>
      </table:table>
      <text:p text:style-name="P5"/>
      <text:p text:style-name="P5"/>
      <text:p text:style-name="P7">Conclusion :</text:p>
      <text:p text:style-name="P7"/>
      <text:p text:style-name="P7"><text:soft-page-break/>A travers ce discours Julien prend une dimension en faisant face à son destin et en assumant pleinement son geste et son origine sociale. Sa plaidoirie devient réquisitoire contre une justice de classe. </text:p>
      <text:p text:style-name="P7"/>
      <text:p text:style-name="P7"/>
      <text:p text:style-name="P7">Ouverture : </text:p>
      <text:p text:style-name="P7"/>
      <text:p text:style-name="P7">Julien devient au cours des siècles une sorte de mythe littéraire car il a su faire de sa marginalité une supériorité qui lui confère le statut de héros, d’exemple et de modèle. Il correspond à ce qu’on appelle aujourd’hui à un transfuge de class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26T09:30:01.754000000</meta:creation-date>
    <dc:date>2023-09-16T13:10:14.724000000</dc:date>
    <meta:editing-duration>PT2H9M39S</meta:editing-duration>
    <meta:editing-cycles>17</meta:editing-cycles>
    <meta:generator>LibreOffice/7.3.4.2$Windows_X86_64 LibreOffice_project/728fec16bd5f605073805c3c9e7c4212a0120dc5</meta:generator>
    <meta:document-statistic meta:table-count="1" meta:image-count="0" meta:object-count="0" meta:page-count="3" meta:paragraph-count="58" meta:word-count="597" meta:character-count="3496" meta:non-whitespace-character-count="2945"/>
  </office:meta>
</office:document-meta>
</file>